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InputStream.Servl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ervletInputStream.readLine( byte [ ] b , int off , int len )</text:p>
          </table:table-cell>
          <table:table-cell office:value-type="float" office:value="6">
            <text:p text:style-name="Table_20_Contents">6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